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179.04pt"/>
    </style:style>
    <style:style style:name="co6" style:family="table-column">
      <style:table-column-properties fo:break-before="auto" style:column-width="47.76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Fall_20_2016Fina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00">
      <style:table-cell-properties fo:background-color="#e1e1e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all 2016Fin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Course CRN Meeting Tim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100 - 25513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110 - 10281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125 - 39377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203 - 10275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225 - 28567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229 - 27060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247 - 10031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249 - 35634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250 - 24488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262 - 3357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271 - 28957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9" calcext:value-type="float">
            <text:p>3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272 - 36599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306 - 35641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340 - 2844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492 - 37152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492 - 37153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65" calcext:value-type="float">
            <text:p>2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AST 496 - 39473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AST 496 - 39474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210 - 38058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B101, E101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210 - 27833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210 - 36756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B101, E101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210 - 27834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210 - 39315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B101, E101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210 - 40403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B101, E101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211 - 27836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PM - 8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211 - 39316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211 - 27837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PM - 8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211 - 39317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315 - 10036 - 11:00 AM (T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F1, F3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315 - 10039 - 11:00 AM (T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F1, F3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315 - 33129 - 3:30 PM (T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F1, F3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315 - 10045 - 12:30 PM (T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F1, F3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316 - 1005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F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316 - 1005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F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316 - 39594 - 3:30 P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F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326 - 10061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326 - 10059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355 - 10069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17 - 3539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17 - 19567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17 - 10072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17 - 3539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35 - 34748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35 - 10092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35 - 10080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35 - 20042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35 - 34749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35 - 10076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45 - 19569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45 - 19570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45 - 10109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45 - 10110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45 - 19578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45 - 10115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string" calcext:value-type="string">
            <text:p>220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46 - 10116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46 - 19580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65 - 19582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65 - 10119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70 - 34267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70 - 34265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70 - 34266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70 - 39706 - 8:00 A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70 - 34268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70 - 39705 - 8:00 A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74 - 10132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74 - 32200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74 - 32199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74 - 35092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74 - 19583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74 - 35100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494 - 36439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string" calcext:value-type="string">
            <text:p>205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494 - 39913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00 - 27829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C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00 - 40420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00 - 10176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00 - 36155 - 9:00 AM (S)</text:p>
          </table:table-cell>
          <table:table-cell table:style-name="ce1" office:value-type="string" calcext:value-type="string">
            <text:p>Sat Dec 10</text:p>
          </table:table-cell>
          <table:table-cell table:style-name="ce1" office:value-type="string" calcext:value-type="string">
            <text:p>9:00 - 11:00 a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00 - 39020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02 - 10190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03 - 32551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06 - 10193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08 - 27831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09 - 10196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16 - 10202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34 - 36154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37 - 39329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85 - 28909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CTG 585 - 39331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3:00 - 5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CTG 593 - 25641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100 - 31612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H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100 - 2741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110 - 10114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160 - 23943 - 9:00 AM (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180 - 39384 - 9:00 A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H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180 - 38682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204 - 10122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204 - 1012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232 - 10130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235 - 1014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235 - 10143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250 - 34431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250 - 34430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260 - 1015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260 - 1015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274 - 40266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275 - 29924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275 - 2992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301 - 35368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H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302 - 39395 - 1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404 - 25110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H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404 - 25108 - 2:00 P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H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460 - 34436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460 - 36236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 471 - 27747 - 5:3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H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 471 - 27841 - 5:3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H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S 210 - 39531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HS 325 - 39532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HS 375 - 39533 - 10:00 A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100 - 10024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101 - 19786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102 - 21720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105 - 10107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220 - 35698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223 - 37118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234 - 29815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237 - 35700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51" calcext:value-type="float">
            <text:p>315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243 - 40439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273 - 33370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9" calcext:value-type="float">
            <text:p>2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309 - 19781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314 - 38759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320 - 33371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424 - 2816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424 - 28164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477 - 19756 - 8:00 A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481 - 10179 - 8:00 A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500 - 10185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60" calcext:value-type="float">
            <text:p>316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503 - 27960 - 11:00 AM (T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60" calcext:value-type="float">
            <text:p>316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508 - 35710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60" calcext:value-type="float">
            <text:p>316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NTH 520 - 35706 - 3:00 PM (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60" calcext:value-type="float">
            <text:p>316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NTH 594 - 35116 - 10:00 A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60" calcext:value-type="float">
            <text:p>316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AB 101 - 38233 - 1:00 PM (MTW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AB 101 - 10001 - 9:00 AM (MTW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AB 101 - 10002 - 10:00 AM (MTW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AB 101 - 34306 - 12:00 PM (MTW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AB 103 - 10007 - 4:00 PM (MTW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AB 103 - 21577 - 1:00 PM (MTW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AB 103 - 34920 - 3:00 PM (MTW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AB 201 - 33619 - 12:00 PM (MTW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105 - 3467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ADS</text:p>
          </table:table-cell>
          <table:table-cell table:style-name="ce1" office:value-type="string" calcext:value-type="string">
            <text:p>B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151 - 40397 - 12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ADS</text:p>
          </table:table-cell>
          <table:table-cell table:style-name="ce2" office:value-type="float" office:value="1100" calcext:value-type="float">
            <text:p>1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200 - 33934 - 11:00 AM (T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205 - 34672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ADS</text:p>
          </table:table-cell>
          <table:table-cell table:style-name="ce2" office:value-type="float" office:value="2100" calcext:value-type="float">
            <text:p>2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251 - 23496 - 9:30 A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359 - 25261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DS</text:p>
          </table:table-cell>
          <table:table-cell table:style-name="ce2" office:value-type="float" office:value="4300" calcext:value-type="float">
            <text:p>4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365 - 23562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ADS</text:p>
          </table:table-cell>
          <table:table-cell table:style-name="ce1" office:value-type="float" office:value="4300" calcext:value-type="float">
            <text:p>4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371 - 10043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414 - 30430 - 10:00 AM (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H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414 - 30429 - 10:00 AM (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414 - 23561 - 10:00 AM (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ADS</text:p>
          </table:table-cell>
          <table:table-cell table:style-name="ce1" office:value-type="float" office:value="3109" calcext:value-type="float">
            <text:p>31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414 - 30431 - 10:00 AM (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DS</text:p>
          </table:table-cell>
          <table:table-cell table:style-name="ce2" office:value-type="float" office:value="5300" calcext:value-type="float">
            <text:p>5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465 - 23564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ADS</text:p>
          </table:table-cell>
          <table:table-cell table:style-name="ce1" office:value-type="float" office:value="5300" calcext:value-type="float">
            <text:p>5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470 - 10148 - 8:00 A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520 - 30933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522 - 28986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DS</text:p>
          </table:table-cell>
          <table:table-cell table:style-name="ce2" office:value-type="float" office:value="4100" calcext:value-type="float">
            <text:p>4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522 - 10287 - 2:00 P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ADS</text:p>
          </table:table-cell>
          <table:table-cell table:style-name="ce1" office:value-type="float" office:value="3109" calcext:value-type="float">
            <text:p>31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531 - 2899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561 - 25219 - 10:00 A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ADS</text:p>
          </table:table-cell>
          <table:table-cell table:style-name="ce1" office:value-type="float" office:value="4100" calcext:value-type="float">
            <text:p>4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563 - 25221 - 11:00 AM (M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DS</text:p>
          </table:table-cell>
          <table:table-cell table:style-name="ce2" office:value-type="float" office:value="4300" calcext:value-type="float">
            <text:p>4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RCH 566 - 30423 - 10:00 A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RCH 574 - 2899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21 - 33562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50 - 10199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55 - 1021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7" calcext:value-type="float">
            <text:p>33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55 - 10212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60 - 10262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62 - 21556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76 - 33565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80 - 35645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87" calcext:value-type="float">
            <text:p>18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86 - 10286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90 - 10300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1" calcext:value-type="float">
            <text:p>36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90 - 1030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92 - 10332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92 - 3319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92 - 27238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92 - 10335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ASP 095 - 27863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ASP 095 - 1033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81" calcext:value-type="float">
            <text:p>3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29860 - 9:00 A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7" calcext:value-type="float">
            <text:p>22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37567 - 10:00 AM (T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10756 - 10:00 AM (T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10803 - 10:00 AM (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10788 - 9:00 AM (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39785 - 11:00 AM (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29859 - 12:0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38935 - 12:0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419" calcext:value-type="float">
            <text:p>24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10771 - 1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37566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38224 - 12:0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7" calcext:value-type="float">
            <text:p>24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10793 - 1:00 PM (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3" calcext:value-type="float">
            <text:p>22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37919 - 8:00 A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10797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10766 - 10:00 AM (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38851 - 8:00 A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39784 - 12:0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7" calcext:value-type="float">
            <text:p>22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100 - 23119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7" calcext:value-type="float">
            <text:p>22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100 - 30899 - 1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200 - 20692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290 - 36598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7" calcext:value-type="float">
            <text:p>24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38661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8655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40428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9786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38654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8662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39788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8660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39787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9789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38659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8657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40429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8658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A 420 - 38656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A 420 - 38653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101 - 37229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102 - 40497 - 10:00 AM (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102 - 37339 - 10:00 AM (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205 - 39757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240 - 25442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CE</text:p>
          </table:table-cell>
          <table:table-cell table:style-name="ce1" office:value-type="float" office:value="408" calcext:value-type="float">
            <text:p>4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310 - 2653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325 - 25444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339 - 25443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396 - 34951 - 5:3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396 - 40268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396 - 10708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03 - 37344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03 - 37343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15 - 11064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15 - 19759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21 - 2544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21 - 2544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40 - 19761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NMRL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40 - 11156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NMRL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60 - 1976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60 - 11197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70 - 32197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70 - 32196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72 - 1976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72 - 11199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80 - 27105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NMRL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80 - 27104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NMRL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494 - 37234 - 12:0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494 - 37235 - 12:0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525 - 32605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530 - 3966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NMRL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576 - 3721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27" calcext:value-type="float">
            <text:p>2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594 - 33738 - 2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4018" calcext:value-type="float">
            <text:p>40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594 - 27089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594 - 35208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594 - 3846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NMRL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E 594 - 29447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4018" calcext:value-type="float">
            <text:p>40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E 595 - 11536 - 1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100 - 13579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100 - 13580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101 - 13602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104 - 38350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184 - 35831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4273" calcext:value-type="float">
            <text:p>427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196 - 11593 - 2:00 PM (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4289" calcext:value-type="float">
            <text:p>42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196 - 11595 - 2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4289" calcext:value-type="float">
            <text:p>428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220 - ALL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A1, D1, D2, D4, LC F4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220 - ALL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A1, D1, D2, D4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222 - 32946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222 - 11949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E</text:p>
          </table:table-cell>
          <table:table-cell table:style-name="ce1" office:value-type="string" calcext:value-type="string">
            <text:p>E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230 - 27655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E</text:p>
          </table:table-cell>
          <table:table-cell table:style-name="ce2" office:value-type="string" calcext:value-type="string">
            <text:p>E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230 - 27656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E</text:p>
          </table:table-cell>
          <table:table-cell table:style-name="ce1" office:value-type="string" calcext:value-type="string">
            <text:p>E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237 - 3744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51" calcext:value-type="float">
            <text:p>315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240 - 11968 - 2:00 P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B</text:p>
          </table:table-cell>
          <table:table-cell table:style-name="ce1" office:value-type="string" calcext:value-type="string">
            <text:p>B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240 - 40318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4289" calcext:value-type="float">
            <text:p>42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272 - 12015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286 - 29964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350 - 12147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350 - 23775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360 - 39244 - 2:00 PM (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1280" calcext:value-type="float">
            <text:p>128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430 - 2923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7" calcext:value-type="float">
            <text:p>36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437 - 31440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452 - 36609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B</text:p>
          </table:table-cell>
          <table:table-cell table:style-name="ce2" office:value-type="string" calcext:value-type="string">
            <text:p>B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452 - 12280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473 - 37305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1280" calcext:value-type="float">
            <text:p>128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484 - 34645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486 - 3855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string" calcext:value-type="string">
            <text:p>4068E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490 - 38718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524 - 12352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MBRB</text:p>
          </table:table-cell>
          <table:table-cell table:style-name="ce2" office:value-type="float" office:value="4300" calcext:value-type="float">
            <text:p>4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526 - 12353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MBRB</text:p>
          </table:table-cell>
          <table:table-cell table:style-name="ce1" office:value-type="float" office:value="4350" calcext:value-type="float">
            <text:p>43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531 - 12564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4273" calcext:value-type="float">
            <text:p>427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582 - 27866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4273" calcext:value-type="float">
            <text:p>427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BIOS 584 - 26737 - 11:3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4273" calcext:value-type="float">
            <text:p>427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BIOS 594 - 29128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4273" calcext:value-type="float">
            <text:p>427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C 120 - 34937 - 11:00 AM (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C 120 - 34933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C 120 - 34927 - 9:00 A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C 120 - 34931 - 1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C 120 - 34930 - 1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C 120 - 34928 - 11:00 AM (M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61" calcext:value-type="float">
            <text:p>16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C 120 - 34932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C 120 - 34936 - 11:00 AM (M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C 120 - 34929 - 11:00 AM (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C 120 - 34939 - 1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C 120 - 34926 - 9:00 A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H</text:p>
          </table:table-cell>
          <table:table-cell table:style-name="ce2" office:value-type="float" office:value="310" calcext:value-type="float">
            <text:p>3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C 120 - 34938 - 1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01" calcext:value-type="float">
            <text:p>3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EES 433 - 29687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7" calcext:value-type="float">
            <text:p>3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EES 433 - 29686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201 - 10482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205 - 36340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210 - 10483 - 10:00 A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301 - 1048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311 - 38109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396 - 38124 - 10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396 - 10511 - 1:00 PM (T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10 - 10524 - 10:00 AM (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10 - 19959 - 10:00 AM (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10 - 40286 - 10:00 AM (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22 - 19475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22 - 40287 - 1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22 - 21095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33 - 37325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33 - 37326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33 - 40288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38 - 39797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38 - 40289 - 2:0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38 - 39817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45 - 38697 - 2:3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45 - 38698 - 2:3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45 - 40290 - 2:3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94 - 39811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94 - 39810 - 11:3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94 - 39814 - 11:3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CEB</text:p>
          </table:table-cell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94 - 38699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94 - 39815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494 - 38700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499 - 39813 - 12:2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 501 - 39812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CEB</text:p>
          </table:table-cell>
          <table:table-cell table:style-name="ce1" office:value-type="float" office:value="218" calcext:value-type="float">
            <text:p>21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 501 - 4029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00 - 13775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01 - 11232 - 8:00 A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01 - 32942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01 - 32940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01 - 11234 - 2:0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16 - 11259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16 - 39967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16 - 39971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16 - 3997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22 - 39549 - 4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22 - 39548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22 - 39551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B</text:p>
          </table:table-cell>
          <table:table-cell table:style-name="ce2" office:value-type="string" calcext:value-type="string">
            <text:p>B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22 - 39519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22 - 39550 - 8:00 A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23 - ALL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string" calcext:value-type="string">
            <text:p>145, 250, 2LC B101, 2LC D1, 2LC 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24 - 39707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24 - 39708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25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308, 2BSB 140, 2LC F1, 2LC F3, 2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30 - 34898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30 - 33587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30 - 3490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30 - 1129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130 - 33585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130 - 33584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222 - 11369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232 - ALL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305, 308, 2LC C1, 2LC C3, 2LC F1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233 - ALL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string" calcext:value-type="string">
            <text:p>230, 250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234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string" calcext:value-type="string">
            <text:p>140, 2LC C3, 2LC C4, 2LC C6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314 - 11586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D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340 - 34164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343 - 11591 - 3:00 PM (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344 - 11603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346 - 34166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352 - 11610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421 - 3994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69" calcext:value-type="float">
            <text:p>2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432 - 25187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70" calcext:value-type="float">
            <text:p>17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432 - 2151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452 - 11805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452 - 36608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B</text:p>
          </table:table-cell>
          <table:table-cell table:style-name="ce1" office:value-type="string" calcext:value-type="string">
            <text:p>B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455 - 29279 - 12:00 PM (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8" calcext:value-type="float">
            <text:p>1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475 - 40604 - 4:3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528 - 32463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532 - 2591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541 - 39985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542 - 12743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EM 551 - 29105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70" calcext:value-type="float">
            <text:p>17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EM 555 - 39984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IN 101 - 10476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IN 101 - 32729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IN 101 - 27734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IN 103 - 10477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HIN 103 - 30606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7" calcext:value-type="float">
            <text:p>3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HIN 200 - 38476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01 - 38614 - 9:0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9" calcext:value-type="float">
            <text:p>2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01 - 38616 - 9:00 A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7" calcext:value-type="float">
            <text:p>22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03 - 39321 - 1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7" calcext:value-type="float">
            <text:p>22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03 - 39323 - 1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9" calcext:value-type="float">
            <text:p>2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04 - 38617 - 1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33" calcext:value-type="float">
            <text:p>22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04 - 38618 - 1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5" calcext:value-type="float">
            <text:p>22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06 - 38693 - 1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7" calcext:value-type="float">
            <text:p>22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06 - 38694 - 9:00 A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14 - 28202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50 - 28203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1013" calcext:value-type="float">
            <text:p>10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52 - 40278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52 - 40277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64 - 28204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72 - 28206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75 - 40111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33" calcext:value-type="float">
            <text:p>22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81 - 28208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82 - 28210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9" calcext:value-type="float">
            <text:p>2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484 - 32612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484 - 30772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504 - 37174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518 - 39768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525 - 28224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7" calcext:value-type="float">
            <text:p>22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531 - 40113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35" calcext:value-type="float">
            <text:p>223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536 - 35476 - 4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3312" calcext:value-type="float">
            <text:p>3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549 - 39764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I 556 - 28234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3312" calcext:value-type="float">
            <text:p>3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I 589 - 39881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100 - 37053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 102 - 33142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102 - 33141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 201 - 32296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201 - 32295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 202 - 37594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204 - 1075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 204 - 10749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208 - 34219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 208 - 34218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220 - 30778 - 12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9" calcext:value-type="float">
            <text:p>28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 251 - 34217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251 - 34216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 408 - 3656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 408 - 36563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101 - 31172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110 - 27691 - 12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114 - 29728 - 12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120 - 34169 - 2:00 P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121 - 36327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200 - 27663 - 1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210 - 27664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220 - 35790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240 - 27699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240 - 31765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261 - 27665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5" calcext:value-type="float">
            <text:p>33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262 - 33351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271 - 27667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9" calcext:value-type="float">
            <text:p>3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311 - 27668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345 - 27669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350 - 27670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355 - 27671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361 - 37173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7" calcext:value-type="float">
            <text:p>3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394 - 38387 - 4:3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422 - 37348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7" calcext:value-type="float">
            <text:p>33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422 - 27675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423 - 27677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423 - 27678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491 - 3334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491 - 3334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492 - 40275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011" calcext:value-type="float">
            <text:p>40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492 - 30251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492 - 30217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492 - 4027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011" calcext:value-type="float">
            <text:p>40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520 - 27683 - 4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011" calcext:value-type="float">
            <text:p>40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546 - 27684 - 4:0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547 - 38395 - 4:3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011" calcext:value-type="float">
            <text:p>40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560 - 27687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33" calcext:value-type="float">
            <text:p>41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562 - 27688 - 4:0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33" calcext:value-type="float">
            <text:p>41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LJ 580 - 28933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PHARM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LJ 594 - 40587 - 1:00 PM (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201 - 22654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203 - 22655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205 - 22656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211 - 2744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260 - 22661 - 4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301 - 22662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33" calcext:value-type="float">
            <text:p>10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302 - 22664 - 12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310 - 3578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33" calcext:value-type="float">
            <text:p>10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311 - 28605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315 - 23323 - 3:3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322 - 39681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359 - 29734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396 - 40012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396 - 2333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02 - 35666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02 - 36181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05 - 3852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05 - 38520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33" calcext:value-type="float">
            <text:p>10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06 - 37209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06 - 40195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33" calcext:value-type="float">
            <text:p>10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08 - 24151 - 2:00 PM (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08 - 23589 - 2:00 PM (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10 - 39873 - 3:3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10 - 39861 - 3:3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11 - 23669 - 3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PHW</text:p>
          </table:table-cell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27 - 22713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27 - 22712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33 - 39835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33 - 39694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70" calcext:value-type="float">
            <text:p>17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34 - 22721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C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34 - 22722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C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40 - 39687 - 5:00 P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60 - 3983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80 - 39690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6" calcext:value-type="float">
            <text:p>2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93 - 38552 - 11:00 AM (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47" calcext:value-type="float">
            <text:p>104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94 - 39692 - 5:00 P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3" calcext:value-type="float">
            <text:p>3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94 - 3983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494 - 39691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494 - 39834 - 5:00 P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516 - 39838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518 - 32470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519 - 39839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534 - 39840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594 - 39697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ME 594 - 38524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ME 594 - 39699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33" calcext:value-type="float">
            <text:p>10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36322 - 8:00 A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0 - 32341 - 4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36321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0 - 10531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36893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0 - 40442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10525 - 8:00 A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0 - 36319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29956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0 - 36318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40441 - 8:00 A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0 - 38966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36320 - 4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0 - 38965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0 - 28146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1 - 1053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05" calcext:value-type="float">
            <text:p>4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2 - 2448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5" calcext:value-type="float">
            <text:p>41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03 - 39383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05" calcext:value-type="float">
            <text:p>4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03 - 2448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5" calcext:value-type="float">
            <text:p>41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140 - 26871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140 - 26870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200 - 10539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05" calcext:value-type="float">
            <text:p>4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201 - 1054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9" calcext:value-type="float">
            <text:p>3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204 - 34719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207 - 34701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301 - 10544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301 - 2708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303 - 30896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69" calcext:value-type="float">
            <text:p>11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309 - 39393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315 - 28139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323 - 3234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330 - 39394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69" calcext:value-type="float">
            <text:p>11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394 - 40160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490 - 10569 - 2:00 P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491 - 21228 - 2:00 PM (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494 - 40159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494 - 40158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500 - 10572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69" calcext:value-type="float">
            <text:p>11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502 - 10573 - 11:00 AM (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508 - 32344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OMM 567 - 39441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OMM 594 - 40345 - 11:00 AM (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55" calcext:value-type="float">
            <text:p>115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107 - 1063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109 - 36425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LC D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111 - 3465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A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111 - 40307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111 - 40304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141 - 34657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B</text:p>
          </table:table-cell>
          <table:table-cell table:style-name="ce1" office:value-type="string" calcext:value-type="string">
            <text:p>B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151 - 34858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201 - 10641 - 12:00 PM (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251 - ALL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261 - 3639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301 - 10647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341 - 36202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, LC C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342 - 37162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361 - 36535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377 - 39429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377 - 38340 - 1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385 - 1065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01 - 39067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01 - 39068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01 - 35218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01 - 20262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01 - 35219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01 - 10669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11 - 20266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11 - 10672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12 - 3899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12 - 38992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24 - 33484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24 - 3348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2068" calcext:value-type="float">
            <text:p>206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25 - 38721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25 - 38706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40 - 38985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E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40 - 38984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E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41 - 3982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41 - 3982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50 - 20271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50 - 10677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66 - 2847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66 - 2847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74 - 38902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74 - 3890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78 - 40311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78 - 40313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80 - 13947 - 5:00 P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80 - 10682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87 - 2812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87 - 28125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8" calcext:value-type="float">
            <text:p>1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491 - 27041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491 - 26942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526 - 38727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545 - 34999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553 - 39828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559 - 25622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565 - 28478 - 6:00 PM (T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566 - 33741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583 - 30286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584 - 33487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586 - 22888 - 12:30 P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:00 - 1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 587 - 38056 - 6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CS 594 - 40393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7" calcext:value-type="float">
            <text:p>36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CST 150 - 3019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DHD 101 - 36388 - 2:0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DHD 102 - 36574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DHD 204 - 39901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DHD 445 - 38577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DHD 445 - 38578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AES 101 - 13437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B</text:p>
          </table:table-cell>
          <table:table-cell table:style-name="ce2" office:value-type="string" calcext:value-type="string">
            <text:p>B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AES 230 - 32194 - 9:0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1280" calcext:value-type="float">
            <text:p>128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AES 290 - 3219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1280" calcext:value-type="float">
            <text:p>128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AES 360 - 39240 - 2:00 PM (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1280" calcext:value-type="float">
            <text:p>128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AES 444 - 31607 - 12:0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string" calcext:value-type="string">
            <text:p>205B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AES 444 - 34602 - 12:0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string" calcext:value-type="string">
            <text:p>205B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AES 595 - 13525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115 - 24351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E</text:p>
          </table:table-cell>
          <table:table-cell table:style-name="ce1" office:value-type="string" calcext:value-type="string">
            <text:p>E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210 - 11006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E</text:p>
          </table:table-cell>
          <table:table-cell table:style-name="ce2" office:value-type="string" calcext:value-type="string">
            <text:p>E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225 - 11019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265 - 24352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E</text:p>
          </table:table-cell>
          <table:table-cell table:style-name="ce2" office:value-type="string" calcext:value-type="string">
            <text:p>E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267 - 11029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310 - 11031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311 - 11037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317 - 11043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322 - 1105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333 - 11054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340 - 11067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341 - 11068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342 - 11080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346 - 11090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347 - 11091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350 - 11103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366 - 22891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C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367 - 11130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396 - 29320 - 2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10 - 11153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10 - 20234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10 - 39398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15 - 39399 - 5:30 P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15 - 20235 - 5:3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15 - 11155 - 5:30 P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17 - 39402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17 - 24843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17 - 24842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21 - 27639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21 - 30895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27 - 20244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27 - 11167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31 - 11173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31 - 24851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32 - 20277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32 - 11176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34 - 22900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5" calcext:value-type="float">
            <text:p>3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34 - 22898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5" calcext:value-type="float">
            <text:p>33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40 - 3556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40 - 35566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45 - 22903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45 - 11182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51 - 24861 - 5:00 P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51 - 24862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52 - 39028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58 - 22904 - 5:3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58 - 21538 - 5:3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65 - 2029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8" calcext:value-type="float">
            <text:p>1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65 - 1118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66 - 22905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F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467 - 1119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467 - 22912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516 - 22928 - 5:30 P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517 - 2555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522 - 3167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533 - 11211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F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540 - 26041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552 - 31678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559 - 25621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33" calcext:value-type="float">
            <text:p>10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565 - 11219 - 6:00 PM (T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4:00 - 9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566 - 33742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E 572 - 20840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E 594 - 36706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A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111 - 37376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120 - 1074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120 - 10743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B</text:p>
          </table:table-cell>
          <table:table-cell table:style-name="ce2" office:value-type="string" calcext:value-type="string">
            <text:p>B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120 - 37448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121 - 10752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B</text:p>
          </table:table-cell>
          <table:table-cell table:style-name="ce2" office:value-type="string" calcext:value-type="string">
            <text:p>B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121 - 10751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121 - 37450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212 - 39333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214 - 3818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215 - 36970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220 - 3665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220 - 35410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220 - 3697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221 - 10837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221 - 10840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270 - 24439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7" calcext:value-type="float">
            <text:p>3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300 - 36377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300 - 36378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300 - 36360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311 - 37505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B</text:p>
          </table:table-cell>
          <table:table-cell table:style-name="ce1" office:value-type="string" calcext:value-type="string">
            <text:p>B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322 - 38187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329 - 36976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331 - 2621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333 - 10848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7" calcext:value-type="float">
            <text:p>3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334 - 35413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342 - 38190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5" calcext:value-type="float">
            <text:p>3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353 - 35480 - 3:3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509 - 40405 - 3:3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9" calcext:value-type="float">
            <text:p>3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511 - 33169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9" calcext:value-type="float">
            <text:p>3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514 - 36972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9" calcext:value-type="float">
            <text:p>3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520 - 38991 - 12:3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9" calcext:value-type="float">
            <text:p>3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520 - 10919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520 - 37940 - 1:00 PM (S)</text:p>
          </table:table-cell>
          <table:table-cell table:style-name="ce2" office:value-type="string" calcext:value-type="string">
            <text:p>Sat Dec 10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531 - 35016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534 - 10923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539 - 34904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CON 575 - 34302 - 3:30 PM (M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CON 594 - 37148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100 - 36762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100 - 33201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1" calcext:value-type="float">
            <text:p>33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100 - 4056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9" calcext:value-type="float">
            <text:p>3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135 - 2864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433" calcext:value-type="float">
            <text:p>24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151 - 32546 - 10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151 - 32545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417" calcext:value-type="float">
            <text:p>24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151 - 3254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9" calcext:value-type="float">
            <text:p>24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194 - 36145 - 9:0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5" calcext:value-type="float">
            <text:p>22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200 - 2863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200 - 28632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3427" calcext:value-type="float">
            <text:p>342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205 - 3660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7" calcext:value-type="float">
            <text:p>36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205 - 32615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210 - 21506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258 - 39325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9" calcext:value-type="float">
            <text:p>3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307 - 38622 - 1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7" calcext:value-type="float">
            <text:p>24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307 - 39766 - 1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9" calcext:value-type="float">
            <text:p>2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330 - 28634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330 - 30884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350 - 20732 - 9:00 A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9" calcext:value-type="float">
            <text:p>2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350 - 22589 - 1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5" calcext:value-type="float">
            <text:p>22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402 - 28955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416 - 38638 - 1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419" calcext:value-type="float">
            <text:p>24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416 - 38637 - 1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421 - 23056 - 2:00 P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419" calcext:value-type="float">
            <text:p>24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424 - 36645 - 4:3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075" calcext:value-type="float">
            <text:p>107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424 - 36646 - 4:3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5" calcext:value-type="float">
            <text:p>107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432 - 28641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445 - 11898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461 - 11901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470 - 30461 - 4:0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5" calcext:value-type="float">
            <text:p>22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472 - 12073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33" calcext:value-type="float">
            <text:p>22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502 - 12091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503 - 12093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9" calcext:value-type="float">
            <text:p>2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504 - 36444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 505 - 35439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 506 - 39326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PS 505 - 37274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PS 549 - 40148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PS 558 - 35443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PS 579 - 33206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PS 586 - 36725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PS 586 - 28384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PS 588 - 28385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PS 594 - 40401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3312" calcext:value-type="float">
            <text:p>3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DPS 594 - 39758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DPS 594 - 37969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ER 424 - 30354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ER 501 - 30355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ER 553 - 29582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ER 554 - 33083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071 - 30512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071 - 3051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071 - 30509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071 - 33385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01 - 22330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01 - 25644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02 - 11104 - 2:00 PM (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03 - 22349 - 12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03 - 20645 - 2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04 - 26201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05 - 11126 - 12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05 - 33744 - 9:30 A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07 - 29183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09 - 25236 - 12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10 - 1116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11 - 32312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13 - 27276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17 - 30900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332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514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39062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327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759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558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27283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80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337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30965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505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9880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38959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331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393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551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766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03" calcext:value-type="float">
            <text:p>2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3066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21750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534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330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339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385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38961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38996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28745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38997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11572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731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30663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1" calcext:value-type="float">
            <text:p>3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24124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39017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28743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0 - 38998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0 - 11399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11868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21697 - 4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40446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11875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11892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35789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21667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21629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11956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21836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21626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11932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24055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2" calcext:value-type="float">
            <text:p>2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24008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30669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11924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27289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23990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2597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30670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11950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11861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21700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161 - 24147 - 8:00 A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161 - 21668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200 - 21003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202 - 26210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210 - 1208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222 - 32315 - 10:00 AM (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222 - 12108 - 2:00 PM (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106" calcext:value-type="float">
            <text:p>1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232 - 12118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241 - 12171 - 12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242 - 38155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243 - 27430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243 - 12200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243 - 36960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260 - 24489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262 - 3357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295 - 33860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341 - 38159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445 - 38163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445 - 38164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486 - 21082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486 - 20658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490 - 2033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490 - 1250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L 571 - 33333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4" calcext:value-type="float">
            <text:p>21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GL 574 - 33334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GR 100 - 19472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TR 310 - 34794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TR 521 - 37978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TR 541 - 38020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NTR 565 - 37542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NTR 566 - 37543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100 - 38588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100 - 4056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210 - 36510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255 - 1082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256 - 39327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363 - 39328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414 - 33675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7" calcext:value-type="float">
            <text:p>22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415 - 28451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1013" calcext:value-type="float">
            <text:p>10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420 - 37208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420 - 37177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426 - 40116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446 - 21798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446 - 34725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465 - 40088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5" calcext:value-type="float">
            <text:p>3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466 - 34574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482 - 37576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9" calcext:value-type="float">
            <text:p>24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500 - 37179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9" calcext:value-type="float">
            <text:p>2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501 - 26898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503 - 10841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19" calcext:value-type="float">
            <text:p>2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512 - 37181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2" calcext:value-type="float">
            <text:p>21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517 - 35451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EPSY 519 - 10845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EPSY 520 - 40221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01 - 35815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301 - 36757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01 - 38887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301 - 37217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02 - 37218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302 - 38848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E</text:p>
          </table:table-cell>
          <table:table-cell table:style-name="ce1" office:value-type="string" calcext:value-type="string">
            <text:p>E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10 - 11437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310 - 11434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10 - 35814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311 - 37506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B</text:p>
          </table:table-cell>
          <table:table-cell table:style-name="ce1" office:value-type="string" calcext:value-type="string">
            <text:p>B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20 - 27654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320 - 36440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20 - 20772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330 - ALL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D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340 - 35819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9" calcext:value-type="float">
            <text:p>3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412 - 11460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9" calcext:value-type="float">
            <text:p>28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415 - 4023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430 - 40156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442 - 32675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444 - 32319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444 - 35823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449 - 36443 - 4:0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449 - 36442 - 4:0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473 - 23274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480 - 36158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480 - 35828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494 - 40223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494 - 37213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89" calcext:value-type="float">
            <text:p>38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500 - 20773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500 - 39021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510 - 11509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510 - 29346 - 9:00 AM (S)</text:p>
          </table:table-cell>
          <table:table-cell table:style-name="ce1" office:value-type="string" calcext:value-type="string">
            <text:p>Sat Dec 10</text:p>
          </table:table-cell>
          <table:table-cell table:style-name="ce1" office:value-type="string" calcext:value-type="string">
            <text:p>9:00 - 11:00 a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512 - 11513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516 - 38667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520 - 11517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IN 570 - 37981 - 1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5" calcext:value-type="float">
            <text:p>3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IN 594 - 29168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R 201 - 23173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R 202 - 2617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R 231 - 2805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R 232 - 20769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R 301 - 12439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R 417 - 35483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R 417 - 35484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R 433 - 12445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R 433 - 20439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R 448 - 12449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R 448 - 20311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R 494 - 3474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FR 494 - 34743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FR 510 - 12470 - 4:0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OG 100 - 11338 - 12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OG 161 - 38189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OG 273 - 33399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9" calcext:value-type="float">
            <text:p>28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OG 469 - 34637 - 6:3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30 - 8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OG 469 - 34638 - 6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8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OG 469 - 32433 - 12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OG 469 - 32434 - 12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OG 477 - 19757 - 8:00 A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OG 481 - 11602 - 8:00 A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100 - 11647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101 - 1165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101 - 11655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101 - 2351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102 - 31598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103 - 39765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103 - 30197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104 - 11672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69" calcext:value-type="float">
            <text:p>2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125 - 33311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207 - 39448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211 - 11679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217 - 26521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219 - 23225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310 - 37417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422 - 39446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422 - 39445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448 - 11708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448 - 20312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ER 513 - 38609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ER 531 - 38269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69" calcext:value-type="float">
            <text:p>2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KM 101 - 22997 - 9:00 AM (MTW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KM 103 - 11843 - 10:00 AM (MTW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KM 105 - 28437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5" calcext:value-type="float">
            <text:p>33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LAS 230 - 40125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LAS 231 - 4003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LAS 271 - 40081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LAS 471 - 40020 - 5:3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H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LAS 471 - 40019 - 5:3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H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LAS 473 - 4003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LAS 473 - 40036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101 - 11862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101 - 32988 - 11:00 AM (T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101 - 21683 - 9:00 A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102 - 11894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B</text:p>
          </table:table-cell>
          <table:table-cell table:style-name="ce1" office:value-type="string" calcext:value-type="string">
            <text:p>B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111 - 1193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111 - 32313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117 - 30901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203 - 11904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204 - 3417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224 - 11939 - 8:00 A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259 - 32997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262 - 32226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272 - 36323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275 - 32111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1" calcext:value-type="float">
            <text:p>2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292 - 2800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315 - 37540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363 - 34452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462 - 39256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462 - 39253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GWS 501 - 30112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GWS 547 - 11963 - 4:3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011" calcext:value-type="float">
            <text:p>40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100 - 35603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101 - 29554 - 12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101 - 11760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103 - 11651 - 10:00 A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104 - 32937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104 - 11635 - 9:00 A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105 - 35635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114 - 32938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117 - 1158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150 - 30193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177 - 35482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02 - 3759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04 - 11531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04 - 11555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11 - 34251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13 - 33496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17 - 29050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29 - 27170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35 - 39252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39 - 39874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47 - 21119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85" calcext:value-type="float">
            <text:p>3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55 - 32949 - 12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59 - 32967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61 - 29669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62 - 35486 - 12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71 - 31206 - 10:00 A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75 - 26359 - 11:00 AM (T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78 - 38168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88 - 39187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290 - 36350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292 - 28162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300 - 11346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300 - 11348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08 - 3656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08 - 3656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10 - 29683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10 - 29682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33 - 29685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7" calcext:value-type="float">
            <text:p>3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33 - 29684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40 - 3748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40 - 37485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54 - 34256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54 - 31217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54 - 34257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54 - 31216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61 - 33086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61 - 32657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61 - 33087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61 - 32658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62 - 39254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62 - 39257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73 - 3622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73 - 3637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75 - 11262 - 4:0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81 - 2036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6" calcext:value-type="float">
            <text:p>2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81 - 20360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6" calcext:value-type="float">
            <text:p>2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81 - 40194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81 - 4019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82 - 39260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82 - 39261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89 - 39480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1" calcext:value-type="float">
            <text:p>3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89 - 39479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IST 496 - 39472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IST 496 - 39471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N 110 - 21647 - 9:00 A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AHSB</text:p>
          </table:table-cell>
          <table:table-cell table:style-name="ce1" office:value-type="float" office:value="607" calcext:value-type="float">
            <text:p>6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N 196 - 2670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21 - 2731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ON 121 - 27371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23 - 28100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ON 123 - 37358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24 - 37359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ON 124 - 32596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24 - 29633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ON 127 - 2731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27 - 2810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1" calcext:value-type="float">
            <text:p>2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ON 127 - 40232 - 3:3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28 - 27317 - 11:00 AM (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ON 131 - 34822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31 - 39987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ON 134 - 2907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ON 142 - 36683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UM 101 - 37333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UM 101 - 37334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HUM 102 - 37336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HUM 102 - 3733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69" calcext:value-type="float">
            <text:p>2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200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/>
          <table:table-cell table:style-name="ce2" office:value-type="string" calcext:value-type="string">
            <text:p>2LCA1,2LCA4,2LCD2,2LCD5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201 - 2696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270 - 31167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270 - 37330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312 - 3824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312 - 37446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313 - 32086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331 - 32709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CE</text:p>
          </table:table-cell>
          <table:table-cell table:style-name="ce1" office:value-type="float" office:value="408" calcext:value-type="float">
            <text:p>4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331 - 3208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CE</text:p>
          </table:table-cell>
          <table:table-cell table:style-name="ce2" office:value-type="float" office:value="408" calcext:value-type="float">
            <text:p>4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355 - 37558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5" calcext:value-type="float">
            <text:p>3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355 <text:s/>- 38411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355 - 19426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string" calcext:value-type="string">
            <text:p>250, 2LC B101, 2LC E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371 - 32948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371 - 37408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01 - 26967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01 - 26978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05 - 14025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05 - 20387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06 - 33418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06 - 33417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10 - 39047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10 - 39046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10 - 14066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10 - 20388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20 - 2539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20 - 33589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L2249,</text:p>
          </table:table-cell>
          <table:table-cell table:style-name="ce1" office:value-type="string" calcext:value-type="string">
            <text:p>2SEL 2249F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51 - 38541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51 - 38537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3:30 - 15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string" calcext:value-type="string">
            <text:p>230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62 - 37610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5" calcext:value-type="float">
            <text:p>3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62 - 37611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5" calcext:value-type="float">
            <text:p>3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62 - 26866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62 - 26867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73 - 2327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75 - 14079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475 - 19589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495 - 20874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07 - 20875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7" calcext:value-type="float">
            <text:p>24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07 - 38602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07 - 38610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15 - 25422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17 - 21170 - 9:00 AM (S)</text:p>
          </table:table-cell>
          <table:table-cell table:style-name="ce2" office:value-type="string" calcext:value-type="string">
            <text:p>Sat Dec 10</text:p>
          </table:table-cell>
          <table:table-cell table:style-name="ce2" office:value-type="string" calcext:value-type="string">
            <text:p>9:00 - 11:00 a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17 - 37931 - 3:2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20 - 14090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21 - 37886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3:00 - 6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32 - 28716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32 - 40437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42 - 40573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60 - 39444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61 - 38536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64 - 40212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67 - 38764 - 3:3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67 - 38251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70 - 34924 - 9:00 AM (S)</text:p>
          </table:table-cell>
          <table:table-cell table:style-name="ce2" office:value-type="string" calcext:value-type="string">
            <text:p>Sat Dec 10</text:p>
          </table:table-cell>
          <table:table-cell table:style-name="ce2" office:value-type="string" calcext:value-type="string">
            <text:p>9:00 - 11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70 - 40438 - 3:00 PM (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72 - 24370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72 - 38886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75 - 37447 - 9:00 AM (S)</text:p>
          </table:table-cell>
          <table:table-cell table:style-name="ce2" office:value-type="string" calcext:value-type="string">
            <text:p>Sat Dec 10</text:p>
          </table:table-cell>
          <table:table-cell table:style-name="ce2" office:value-type="string" calcext:value-type="string">
            <text:p>9:00 - 11:00 a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94 - 33763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94 - 26352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94 - 39447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94 - 35000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94 - 37415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DS 595 - 29382 - 9:00 AM (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63" calcext:value-type="float">
            <text:p>16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DS 595 - 40668 - 11:00 AM (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201 - 12747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312 - 22491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342 - 12762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365 - 12769 - 4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380 - 12770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396 - 37915 - 12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396 - 12774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396 - 40061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11 - 32262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11 - 32261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12 - 39456 - 5:00 P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12 - 39455 - 5:00 P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41 - 29571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41 - 2957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42 - 40274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42 - 34405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61 - 12782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61 - 20377 - 5:00 P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67 - 20378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67 - 1278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71 - 12787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71 - 20379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73 - 35475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73 - 35388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7" calcext:value-type="float">
            <text:p>3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94 - 39098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94 - 39522 - 4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494 - 39523 - 4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499 - 27839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594 - 3743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594 - 3891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594 - 40659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E 594 - 33082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E 594 - 40498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NST 105 - 36396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NST 114 - 33054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NST 130 - 28546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NST 184 - 2855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NST 221 - 28569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NST 221 - 28568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NST 284 - 3406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NST 333 - 29911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NST 334 - 37205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T 202 - 39823 - 4:0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TAL 101 - ALL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TAL 102 - ALL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TAL 103 - ALL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TAL 104 - ALL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TAL 200 - 31548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6" calcext:value-type="float">
            <text:p>2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TAL 280 - 35489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ITAL 494 - 3474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ITAL 494 - 3474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JPN 101 - 12825 - 3:00 PM (MTW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JPN 101 - 12824 - 2:00 PM (MTW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JPN 103 - 12826 - 11:00 AM (MTW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JPN 103 - 25831 - 12:00 PM (MTW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JST 102 - 27209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JST 117 - 20682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JST 125 - 33394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100 - 2955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130 - 39882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PEB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136 - 30408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152 - 37318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200 - 39885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240 - 29930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243 - 2993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251 - 29556 - 8:00 AM (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261 - 36410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262 - 39902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PEB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331 - 29961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335 - 29970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337 - 37227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PEB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345 - 29975 - 12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PEB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352 - 29985 - 8:00 A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361 - 30415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372 - 29994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394 - 37504 - 12:3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400 - 39888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402 - 39889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410 - 37228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435 - 40239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PEB</text:p>
          </table:table-cell>
          <table:table-cell table:style-name="ce1" office:value-type="float" office:value="217" calcext:value-type="float">
            <text:p>2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436 - 36326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PEB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436 - 39890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AHSB</text:p>
          </table:table-cell>
          <table:table-cell table:style-name="ce1" office:value-type="float" office:value="701" calcext:value-type="float">
            <text:p>7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442 - 30025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PEB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465 - 30416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472 - 30032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500 - 3041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AHSB</text:p>
          </table:table-cell>
          <table:table-cell table:style-name="ce1" office:value-type="string" calcext:value-type="string">
            <text:p>710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503 - 39896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AHSB</text:p>
          </table:table-cell>
          <table:table-cell table:style-name="ce2" office:value-type="string" calcext:value-type="string">
            <text:p>713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545 - 33762 - 10:00 A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PEB</text:p>
          </table:table-cell>
          <table:table-cell table:style-name="ce1" office:value-type="string" calcext:value-type="string">
            <text:p>B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N 552 - 38469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AHSB</text:p>
          </table:table-cell>
          <table:table-cell table:style-name="ce2" office:value-type="string" calcext:value-type="string">
            <text:p>722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N 594 - 3989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AHSB</text:p>
          </table:table-cell>
          <table:table-cell table:style-name="ce1" office:value-type="string" calcext:value-type="string">
            <text:p>709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KOR 101 - 38684 - 1:00 PM (MTW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KOR 103 - 39324 - 3:00 PM (MTW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101 - 39174 - 10:00 A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103 - 34441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104 - 23109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9" calcext:value-type="float">
            <text:p>3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105 - 33689 - 2:0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109 - 34442 - 9:00 A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110 - 37004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127 - 32589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127 - 23558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127 - 39900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223 - 39488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225 - 1323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229 - 34595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240 - 40267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242 - 3918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262 - 35487 - 12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288 - 39186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295 - 35797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461 - 38788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461 - 33094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461 - 33095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461 - 38787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491 - 32584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LS 491 - 32585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LS 501 - 31239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03 - 38554 - 2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03 - 38553 - 2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03 - 38555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5679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7144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7355 - 9:30 A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5683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9" calcext:value-type="float">
            <text:p>24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8815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7354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8816 - 9:30 A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8818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7353 - 9:30 A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5678 - 11:00 AM (T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1" calcext:value-type="float">
            <text:p>33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7356 - 12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5681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7357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7883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5682 - 11:00 AM (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65" calcext:value-type="float">
            <text:p>2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8819 - 12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8817 - 9:30 A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0 - 37143 - 12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0 - 35680 - 12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1 - 33882 - 11:00 AM (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1 - 33880 - 11:00 AM (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1 - 33879 - 11:00 AM (T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1 - 33878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111 - 33881 - 11:00 AM (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111 - 34527 - 12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S 493 - 35069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S 493 - 35068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T 101 - 13779 - 11:00 AM (MTW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AT 101 - 13778 - 10:00 AM (MTW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AT 103 - 13781 - 12:00 PM (MTW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CSL 207 - 39295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CSL 483 - 34670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CSL 483 - 34669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CSL 502 - 32448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ING 150 - 19911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ING 160 - 35481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ING 201 - 32297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ING 201 - 32298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ING 405 - 27732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ING 405 - 2771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ING 474 - 37518 - 2:00 PM (M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6" calcext:value-type="float">
            <text:p>107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ING 483 - 20528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ING 483 - 12262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ING 531 - 12233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ING 556 - 37371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ING 558 - 39297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LITH 101 - 34319 - 9:00 AM (MTW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LITH 130 - 39298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075 - ALL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090 - ALL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A1, B101, D1, D5, E101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110 - ALL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string" calcext:value-type="string">
            <text:p>145, 2LC B101, 2LC C3, 2LC E101,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118 - 12937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118 - 27422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121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string" calcext:value-type="string">
            <text:p>140, 145, 250, 2LC A1, 2LC B101,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125 - ALL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D1, D2, D4, , D5, E101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140 - ALL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141 - ALL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165 - ALL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string" calcext:value-type="string">
            <text:p>140, 250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170 - 3838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180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string" calcext:value-type="string">
            <text:p>145, 250, 2LC A1, 2SES 250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181 - ALL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string" calcext:value-type="string">
            <text:p>145, 2SES 250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210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B101, C1, D1, D2, D4, E101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215 - 38401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A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215 - 34754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215 - 24546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AH</text:p>
          </table:table-cell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215 - 28001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220 - ALL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310 - 38284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310 - 35180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310 - 38916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310 - 13696 - 4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310 - 22632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313 - 28002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636" calcext:value-type="float">
            <text:p>6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320 - 13705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320 - 33191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7" calcext:value-type="float">
            <text:p>3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330 - 28003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H</text:p>
          </table:table-cell>
          <table:table-cell table:style-name="ce2" office:value-type="float" office:value="310" calcext:value-type="float">
            <text:p>3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410 - 24551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3" calcext:value-type="float">
            <text:p>3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410 - 24553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425 - 39205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3" calcext:value-type="float">
            <text:p>3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425 - 39204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435 - 20443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AH</text:p>
          </table:table-cell>
          <table:table-cell table:style-name="ce1" office:value-type="float" office:value="306" calcext:value-type="float">
            <text:p>3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435 - 13712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AH</text:p>
          </table:table-cell>
          <table:table-cell table:style-name="ce2" office:value-type="float" office:value="306" calcext:value-type="float">
            <text:p>3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480 - 36867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AH</text:p>
          </table:table-cell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480 - 36866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H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506 - 39212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512 - 34413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516 - 1372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520 - 39213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531 - 3921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533 - 13727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539 - 37062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547 - 39216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552 - 31610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555 - 39215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569 - 38308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577 - 40006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ATH 585 - 37428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AH</text:p>
          </table:table-cell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ATH 589 - 32552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AH</text:p>
          </table:table-cell>
          <table:table-cell table:style-name="ce2" office:value-type="float" office:value="306" calcext:value-type="float">
            <text:p>3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00 - 25582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BA 570 - 38731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70 - 40491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BA 590 - 37410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90 - 27325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BA 590 - 25610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90 - 25581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BA 590 - 38932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90 - 37411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BA 590 - 27231 - 6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90 - 39830 - 9:30 AM (S)</text:p>
          </table:table-cell>
          <table:table-cell table:style-name="ce1" office:value-type="string" calcext:value-type="string">
            <text:p>Sat Dec 10</text:p>
          </table:table-cell>
          <table:table-cell table:style-name="ce1" office:value-type="string" calcext:value-type="string">
            <text:p>9:30 - 11:30 a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string" calcext:value-type="string">
            <text:p>230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BA 590 - 27205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90 - 38933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BA 590 - 27324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BA 590 - 37904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260 - 12337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275 - 3922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360 - 12356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5" calcext:value-type="float">
            <text:p>33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361 - 36568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401 - 35220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401 - 39070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401 - 12374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401 - 39069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0" calcext:value-type="float">
            <text:p>2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401 - 20263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401 - 35221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425 - 39218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425 - 39219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471 - 34756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471 - 34757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548 - 39221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CS 572 - 39222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1200" calcext:value-type="float">
            <text:p>12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CS 591 - 37067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6" calcext:value-type="float">
            <text:p>1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205 - 38920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205 - 12405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E</text:p>
          </table:table-cell>
          <table:table-cell table:style-name="ce2" office:value-type="string" calcext:value-type="string">
            <text:p>E1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210 - 12407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B</text:p>
          </table:table-cell>
          <table:table-cell table:style-name="ce1" office:value-type="string" calcext:value-type="string">
            <text:p>B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211 - 12429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250 - 36752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3294" calcext:value-type="float">
            <text:p>329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250 - 12457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3294" calcext:value-type="float">
            <text:p>329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250 - 35096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3294" calcext:value-type="float">
            <text:p>329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250 - 38912 - 4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3294" calcext:value-type="float">
            <text:p>329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261 - 12472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08 - 29574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312 - 22457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20 - 12477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320 - 40028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21 - 39449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03" calcext:value-type="float">
            <text:p>1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321 - 12488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25 - 12491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341 - 36969 - 1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3280" calcext:value-type="float">
            <text:p>328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41 - 12500 - 12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3280" calcext:value-type="float">
            <text:p>328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347 - 40150 - 2:0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70 - 3305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380 - 1255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96 - 1255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396 - 40060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396 - 37914 - 12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01 - 3225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01 - 3225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08 - 30920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08 - 30919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11 - 32260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11 - 32259 - 4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12 - 39454 - 5:00 P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12 - 39453 - 5:00 P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19 - 31434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19 - 31443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21 - 20381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3279" calcext:value-type="float">
            <text:p>327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21 - 12506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3279" calcext:value-type="float">
            <text:p>327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24 - 32699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24 - 32700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28 - 20382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28 - 12513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29 - 29093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29 - 29092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94 - 20426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94 - 12524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03" calcext:value-type="float">
            <text:p>1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94 - 39451 - 4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94 - 39097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94 - 33076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94 - 33437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494 - 39452 - 4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23" calcext:value-type="float">
            <text:p>102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499 - 27805 - 5:00 P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518 - 39468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528 - 32258 - 9:00 A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3280" calcext:value-type="float">
            <text:p>328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528 - 40645 - 9:00 A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547 - 39521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03" calcext:value-type="float">
            <text:p>1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547 - 40683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33" calcext:value-type="float">
            <text:p>10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594 - 27650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594 - 40660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594 - 31438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03" calcext:value-type="float">
            <text:p>1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 594 - 33551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1003" calcext:value-type="float">
            <text:p>1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 594 - 33550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4018" calcext:value-type="float">
            <text:p>401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ENG 400 - 32174 - <text:s/>(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NG 402 - 32175 - <text:s/>(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340 - 25845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340 - 19289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340 - 13296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350 - 38876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350 - 38358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350 - 1331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45 - 13318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89" calcext:value-type="float">
            <text:p>38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45 - 13317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47 - 32082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47 - 32083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52 - 1332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52 - 23258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53 - 13321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53 - 1332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60 - 3375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63 - 36653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63 - 19292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BSB</text:p>
          </table:table-cell>
          <table:table-cell table:style-name="ce1" office:value-type="float" office:value="389" calcext:value-type="float">
            <text:p>38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70 - 38354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75 - 38357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3" calcext:value-type="float">
            <text:p>22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81 - 31552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495 - 13363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495 - 13362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541 - 13368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576 - 31554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BSB</text:p>
          </table:table-cell>
          <table:table-cell table:style-name="ce2" office:value-type="float" office:value="135" calcext:value-type="float">
            <text:p>13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GMT 582 - 33924 - 6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GMT 594 - 37169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ILS 217 - 29049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KTG 360 - 12899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KTG 461 - 12903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string" calcext:value-type="string">
            <text:p>230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KTG 461 - 23260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string" calcext:value-type="string">
            <text:p>230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KTG 463 - 12909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KTG 465 - 1291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KTG 468 - 40694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KTG 469 - 36886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D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KTG 469 - 40251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KTG 469 - 39432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KTG 473 - 12917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KTG 474 - 12919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KTG 479 - 3836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DH</text:p>
          </table:table-cell>
          <table:table-cell table:style-name="ce1" office:value-type="string" calcext:value-type="string">
            <text:p>230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KTG 500 - 3835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7" calcext:value-type="float">
            <text:p>3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KTG 594 - 39439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OVI 102 - 24423 - 2:00 PM (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OVI 121 - 33405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OVI 200 - 26687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5" calcext:value-type="float">
            <text:p>41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OVI 232 - 24425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OVI 280 - 35644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THT 400 - 26590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600" calcext:value-type="float">
            <text:p>6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THT 400 - 26589 - 2:00 PM (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600" calcext:value-type="float">
            <text:p>6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THT 450 - 12627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600" calcext:value-type="float">
            <text:p>6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THT 450 - 20499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600" calcext:value-type="float">
            <text:p>6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THT 467 - 38320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O</text:p>
          </table:table-cell>
          <table:table-cell table:style-name="ce1" office:value-type="float" office:value="600" calcext:value-type="float">
            <text:p>6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THT 590 - 26936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O</text:p>
          </table:table-cell>
          <table:table-cell table:style-name="ce2" office:value-type="float" office:value="612" calcext:value-type="float">
            <text:p>61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THT 591 - 40567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00 - 28981 - 5:00 P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00 - 25494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00 - 39668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00 - 12634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8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00 - 32582 - 5:00 P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01 - 3805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HH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03 - 38054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03 - 12636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4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07 - 39670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07 - 12637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07 - 3839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2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07 - 2170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2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07 - 36847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07 - 21702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14 - 21703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14 - 38396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14 - 34708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4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14 - 3353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18 - 37963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18 - 37964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18 - 3967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27 - 23557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127 - 32581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127 - 39678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201 - 40696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4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203 - 1271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2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230 - 39700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4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231 - 38608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4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240 - 39848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4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300 - 1272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2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US 302 - 3802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MUS 306 - 39701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2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NATS 105 - 34722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210 - 40211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7" calcext:value-type="float">
            <text:p>36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210 - 3654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211 - 39189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230 - 40210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240 - 40043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300 - 3658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6" calcext:value-type="float">
            <text:p>2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303 - 3658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7" calcext:value-type="float">
            <text:p>33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401 - 40044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401 - 40047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G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401 - 40046 - 6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401 - 40045 - 6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7" calcext:value-type="float">
            <text:p>33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402 - 40048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403 - 40051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2" calcext:value-type="float">
            <text:p>223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403 - 40050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2" calcext:value-type="float">
            <text:p>223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494 - 40480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6" calcext:value-type="float">
            <text:p>2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494 - 38643 - 12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494 - 38644 - 12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494 - 40481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6" calcext:value-type="float">
            <text:p>2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504 - 32021 - 6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8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504 - 38645 - 6:3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30 - 8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510 - 40469 - 3:0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511 - 40468 - 3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4" calcext:value-type="float">
            <text:p>223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521 - 34666 - 6:3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30 - 8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524 - 40053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540 - 40470 - 3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4" calcext:value-type="float">
            <text:p>223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551 - 40037 - 1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552 - 37188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561 - 40203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564 - 40202 - 6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8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A 567 - 39442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A 573 - 40204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100 - 36346 - 5:3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IL 101 - 36160 - 12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102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C6, F6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IL 105 - 36977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108 - 39759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IL 184 - 35832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4273" calcext:value-type="float">
            <text:p>427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202 - 23132 - 9:00 A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IL 204 - 27914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210 - 37298 - 12:00 P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IL 223 - 13032 - 11:00 AM (T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1" calcext:value-type="float">
            <text:p>2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300 - 30323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IL 427 - 39250 - 1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427 - 39249 - 1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IL 484 - 24005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IL 591 - 37494 - 1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69" calcext:value-type="float">
            <text:p>2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100 - 39518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AH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100 - 39514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100 - 40041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105 - ALL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string" calcext:value-type="string">
            <text:p>130, 250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107 - ALL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112 - 1935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141 - ALL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2LC</text:p>
          </table:table-cell>
          <table:table-cell table:style-name="ce1" office:value-type="string" calcext:value-type="string">
            <text:p>C6, C4, D4, D2</text:p>
          </table:table-cell>
          <table:table-cell table:style-name="ce1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142 - ALL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</text:p>
          </table:table-cell>
          <table:table-cell table:style-name="ce2" office:value-type="string" calcext:value-type="string">
            <text:p>C3, C4, D5</text:p>
          </table:table-cell>
          <table:table-cell table:style-name="ce2" office:value-type="string" calcext:value-type="string">
            <text:p>Combined Section Final</text:p>
          </table:table-cell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215 - 38375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string" calcext:value-type="string">
            <text:p>205B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230 - 3951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240 - 39516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2" calcext:value-type="float">
            <text:p>13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401 - 19412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string" calcext:value-type="string">
            <text:p>2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411 - 1941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461 - 19414 - 10:00 A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65" calcext:value-type="float">
            <text:p>36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475 - 40602 - 4:3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481 - 23480 - 4:0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string" calcext:value-type="string">
            <text:p>2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481 - 19419 - 4:0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501 - 19422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511 - 19423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string" calcext:value-type="string">
            <text:p>2101 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531 - 3117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HYS 540 - 23826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HYS 551 - 31176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 101 - 35418 - 10:00 AM (MTW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 103 - 35419 - 11:00 AM (MTW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 103 - 13163 - 10:00 AM (MTW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 150 - 35426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 201 - 34735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101 - 37495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101 - 13190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120 - 37191 - 1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130 - 13284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184 - 1320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200 - 34466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200 - 13211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201 - 13213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5" calcext:value-type="float">
            <text:p>3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207 - 34700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211 - 23251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212 - 37536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226 - 35626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227 - 33929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231 - 39407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242 - 3918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275 - 32112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1" calcext:value-type="float">
            <text:p>2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284 - 3405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286 - 35628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1" calcext:value-type="float">
            <text:p>33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290 - 32064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1" calcext:value-type="float">
            <text:p>13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301 - 34703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15" calcext:value-type="float">
            <text:p>1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311 - 35640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329 - 30645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A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348 - 39487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349 - 32065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BSB</text:p>
          </table:table-cell>
          <table:table-cell table:style-name="ce1" office:value-type="float" office:value="1115" calcext:value-type="float">
            <text:p>1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353 - 24888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1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354 - 32067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string" calcext:value-type="string">
            <text:p>B1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384 - 35630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401 - 13289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2" calcext:value-type="float">
            <text:p>2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401 - 20427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212" calcext:value-type="float">
            <text:p>21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465 - 38490 - 2:00 P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1" calcext:value-type="float">
            <text:p>2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465 - 38491 - 2:00 PM (M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469 - 3719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15" calcext:value-type="float">
            <text:p>1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469 - 3719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15" calcext:value-type="float">
            <text:p>1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489 - 35003 - 4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15" calcext:value-type="float">
            <text:p>1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489 - 35004 - 4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15" calcext:value-type="float">
            <text:p>11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494 - 35684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494 - 36570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500 - 13290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71" calcext:value-type="float">
            <text:p>117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506 - 29001 - 12:0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171" calcext:value-type="float">
            <text:p>117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558 - 38789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15" calcext:value-type="float">
            <text:p>1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559 - 38322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BSB</text:p>
          </table:table-cell>
          <table:table-cell table:style-name="ce2" office:value-type="float" office:value="1171" calcext:value-type="float">
            <text:p>117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OLS 567 - 39440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169" calcext:value-type="float">
            <text:p>11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OLS 591 - 36638 - 4:0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BSB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100 - 12063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100 - 12065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100 - 12060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184 - 35833 - 4:0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4273" calcext:value-type="float">
            <text:p>427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210 - 36946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231 - 12079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231 - 1207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242 - 24936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242 - 12128 - 10:00 AM (M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242 - 39457 - 9:00 AM (M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242 - 35658 - 4:00 P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262 - 35659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262 - 1213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270 - 2593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270 - 1213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03 - 12153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12 - 12221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12 - 3925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13 - 33649 - 9:00 A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13 - 35103 - 3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057" calcext:value-type="float">
            <text:p>205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15 - 37236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20 - 12226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21 - 35824 - 10:00 A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31 - 28670 - 11:00 AM (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057" calcext:value-type="float">
            <text:p>205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33 - 37938 - 1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40 - 12228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43 - 26326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43 - 1224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43 - 35696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43 - 1224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52 - 12247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53 - 37238 - 12:30 PM (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057" calcext:value-type="float">
            <text:p>205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53 - 28566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54 - 39266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60 - 31168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63 - 28674 - 4:0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3069" calcext:value-type="float">
            <text:p>30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67 - 38232 - 12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3069" calcext:value-type="float">
            <text:p>30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67 - 37242 - 9:30 AM (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3069" calcext:value-type="float">
            <text:p>306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67 - 39477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3069" calcext:value-type="float">
            <text:p>30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81 - 29069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81 - 27234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82 - 34961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382 - 12254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386 - 2871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423 - 21799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423 - 34726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424 - 36644 - 4:30 P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5" calcext:value-type="float">
            <text:p>107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424 - 36647 - 4:30 P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075" calcext:value-type="float">
            <text:p>107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454 - 37244 - 2:00 PM (M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6" calcext:value-type="float">
            <text:p>107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481 - 12277 - 12:0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075" calcext:value-type="float">
            <text:p>107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484 - 2400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505 - 30819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076" calcext:value-type="float">
            <text:p>107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508 - 12278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6" calcext:value-type="float">
            <text:p>107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516 - 33654 - 1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075" calcext:value-type="float">
            <text:p>107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531 - 19783 - 12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7" calcext:value-type="float">
            <text:p>107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541 - 21504 - 5:3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057" calcext:value-type="float">
            <text:p>205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543 - 12293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550 - 40472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9" calcext:value-type="float">
            <text:p>2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551 - 26899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570 - 12304 - 9:30 A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075" calcext:value-type="float">
            <text:p>107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570 - 34593 - 9:00 A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5" calcext:value-type="float">
            <text:p>107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SCH 574 - 29087 - 12:00 PM (W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077" calcext:value-type="float">
            <text:p>107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SCH 595 - 12328 - 1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077" calcext:value-type="float">
            <text:p>107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UBH 100 - 39682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UBH 110 - 33756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UBH 120 - 34969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UBH 300 - 34655 - 8:00 AM (M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3" calcext:value-type="float">
            <text:p>22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UBH 300 - 37232 - 10:00 A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UBH 320 - 34654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UBH 330 - 3960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UBH 330 - 3465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5" calcext:value-type="float">
            <text:p>3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UBH 370 - 35541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PUBH 410 - 39679 - 3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PUBH 410 - 35545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ELS 115 - 32308 - 9:30 A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ELS 117 - 37592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ELS 126 - 38720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ELS 127 - 39380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ELS 130 - 13470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ELS 150 - 30192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ELS 208 - 38234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ELS 208 - 38235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ELS 243 - 40440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ELS 392 - 39379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USS 101 - 13495 - 10:00 AM (MTW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37" calcext:value-type="float">
            <text:p>13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USS 101 - 13496 - 9:00 AM (MTW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USS 103 - 35421 - 11:00 AM (MTW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USS 115 - 33175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USS 201 - 34736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4" calcext:value-type="float">
            <text:p>21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USS 239 - 39877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USS 241 - 32253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RUSS 460 - 28648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RUSS 460 - 28647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J 101 - 38607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LAV 224 - 39299 - 3:30 PM (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01" calcext:value-type="float">
            <text:p>3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100 - 13934 - 10:00 AM (M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100 - 38310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105 - 28144 - 4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105 - 38412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105 - 28143 - 8:00 AM (T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105 - 32293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120 - 40270 - 12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201 - 13945 - 11:00 AM (MW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05" calcext:value-type="float">
            <text:p>4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203 - 13951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212 - 29552 - 8:00 AM (T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215 - 3003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224 - 13953 - 8:00 A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225 - 2412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229 - 34471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231 - 40177 - 11:00 AM (MW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244 - 26275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245 - 36675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251 - 31720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265 - 37302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271 - 28958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9" calcext:value-type="float">
            <text:p>36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300 - 27022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5" calcext:value-type="float">
            <text:p>41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385 - 38668 - 9:00 AM (M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05" calcext:value-type="float">
            <text:p>41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01 - 13964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2" calcext:value-type="float">
            <text:p>41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05 - 38312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25 - 32395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25 - 32396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26 - 3502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26 - 35593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26 - 35389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26 - 35022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40 - 37529 - 3:30 PM (T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40 - 37407 - 3:30 PM (T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45 - 35596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45 - 35597 - 2:00 P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47 - 32081 - 3:00 PM (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47 - 31736 - 3:00 PM (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65 - 37441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465 - 37103 - 3:00 PM (MW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490 - 37562 - 9:30 A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500 - 31740 - 9:00 A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02" calcext:value-type="float">
            <text:p>41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509 - 34596 - 2:00 PM (M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2" calcext:value-type="float">
            <text:p>41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509 - 32294 - 9:30 A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02" calcext:value-type="float">
            <text:p>41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520 - 33804 - 2:00 PM (T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2" calcext:value-type="float">
            <text:p>41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540 - 39023 - 1:00 PM (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:00 - 3:0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540 - 31752 - 2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02" calcext:value-type="float">
            <text:p>41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541 - 32594 - 2:00 PM (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585 - 26295 - 2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 593 - 31750 - 11:00 AM (M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4113" calcext:value-type="float">
            <text:p>411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 593 - 35364 - 10:00 AM (W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4113" calcext:value-type="float">
            <text:p>411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OCW 539 - 13488 - 1:0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435" calcext:value-type="float">
            <text:p>24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OCW 539 - 38141 - 1:0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417" calcext:value-type="float">
            <text:p>24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206 - 34313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207 - 39296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string" calcext:value-type="string">
            <text:p>B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210 - 30841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210 - 25721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210 - 23592 - 9:3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4" calcext:value-type="float">
            <text:p>21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230 - 28155 - 2:00 PM (T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295 - 33861 - 12:00 P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303 - 25722 - 3:00 PM (MW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363 - 37123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375 - 34293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379 - 37277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402 - 32824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GH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411 - 37128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411 - 37125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451 - 13147 - 4:00 PM (W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AN 494 - 34312 - 3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AN 494 - 34311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410 - 38783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416 - 30466 - 9:00 AM (M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235" calcext:value-type="float">
            <text:p>223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416 - 30467 - 9:00 AM (M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448 - 31019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461 - 11359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462 - 11360 - 5:0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1433" calcext:value-type="float">
            <text:p>14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463 - 11362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9" calcext:value-type="float">
            <text:p>28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465 - 39770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65" calcext:value-type="float">
            <text:p>36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466 - 11365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471 - 11366 - 5:00 PM (T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472 - 11367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33" calcext:value-type="float">
            <text:p>2233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482 - 37578 - 5:00 PM (M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2419" calcext:value-type="float">
            <text:p>24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506 - 11375 - 5:00 PM (T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3427" calcext:value-type="float">
            <text:p>34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508 - 11378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float" office:value="1433" calcext:value-type="float">
            <text:p>143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510 - 34733 - 5:00 PM (M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3427" calcext:value-type="float">
            <text:p>34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512 - 34238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516 - 34240 - 5:0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5:30 pm</text:p>
          </table:table-cell>
          <table:table-cell table:style-name="ce2" table:number-columns-repeated="3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PED 563 - 40175 - 5:00 PM (W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PED 572 - 40493 - 2:30 PM (R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35" calcext:value-type="float">
            <text:p>223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101 - 29174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101 - 25413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101 - 40454 - 1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130 - 31634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381 - 38349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31" calcext:value-type="float">
            <text:p>33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381 - 13611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381 - 13605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401 - 13614 - 3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401 - 20465 - 3:00 P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401 - 13617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401 - 20466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411 - 31576 - 11:00 AM (MWF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411 - 31577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81" calcext:value-type="float">
            <text:p>2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471 - 39239 - 2:00 PM (MWF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471 - 39238 - 2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475 - 39237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475 - 39236 - 10:00 AM (MWF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219" calcext:value-type="float">
            <text:p>21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494 - 39243 - 9:00 A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494 - 39241 - 9:00 AM (MWF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501 - 22762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STAT 521 - 37071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STAT 591 - 37945 - 12:00 PM (MWF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THTR 101 - 39845 - 12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HH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THTR 101 - 39844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LCB</text:p>
          </table:table-cell>
          <table:table-cell table:style-name="ce2" office:value-type="string" calcext:value-type="string">
            <text:p>B101 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THTR 150 - 13699 - 9:00 AM (TR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8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THTR 201 - 39867 - 1:00 PM (TR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22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THTR 230 - 37434 - 11:00 AM (TR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46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THTR 321 - 39869 - 1:00 P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46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THTR 361 - 39857 - 11:00 AM (MWF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8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THTR 413 - 39397 - 11:00 AM (TR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5:30 - 7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46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THTR 421 - 39871 - 11:00 AM (MWF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5:30 - 7:3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467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THTR 421 - 39870 - 11:00 AM (MWF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5:30 - 7:30 p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string" calcext:value-type="string">
            <text:p>L467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THTR 461 - 39858 - 1:00 PM (MWF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ETMSW</text:p>
          </table:table-cell>
          <table:table-cell table:style-name="ce1" office:value-type="string" calcext:value-type="string">
            <text:p>L280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03 - 27378 - 3:3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3:30 - 6:1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6" calcext:value-type="float">
            <text:p>2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03 - 27377 - 3:3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6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6" calcext:value-type="float">
            <text:p>2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05 - 38519 - 3:3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3:30 - 6:1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05 - 38493 - 3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3:30 - 6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0 - 33659 - 6:3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30 - 9:15 pm</text:p>
          </table:table-cell>
          <table:table-cell table:style-name="ce2" office:value-type="string" calcext:value-type="string">
            <text:p>2SCE</text:p>
          </table:table-cell>
          <table:table-cell table:style-name="ce2" office:value-type="float" office:value="408" calcext:value-type="float">
            <text:p>408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0 - 33660 - 6:3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6:30 - 9:15 pm</text:p>
          </table:table-cell>
          <table:table-cell table:style-name="ce1" office:value-type="string" calcext:value-type="string">
            <text:p>2SCE</text:p>
          </table:table-cell>
          <table:table-cell table:style-name="ce1" office:value-type="float" office:value="408" calcext:value-type="float">
            <text:p>4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0 - 30576 - 6:3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6:30 - 9:15 pm</text:p>
          </table:table-cell>
          <table:table-cell table:style-name="ce2" office:value-type="string" calcext:value-type="string">
            <text:p>2SEL</text:p>
          </table:table-cell>
          <table:table-cell table:style-name="ce2" office:value-type="float" office:value="2249" calcext:value-type="float">
            <text:p>2249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0 - 30575 - 6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9:15 pm</text:p>
          </table:table-cell>
          <table:table-cell table:style-name="ce1" office:value-type="string" calcext:value-type="string">
            <text:p>2SEL</text:p>
          </table:table-cell>
          <table:table-cell table:style-name="ce1" office:value-type="float" office:value="2249" calcext:value-type="float">
            <text:p>2249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1 - 32432 - 12:30 P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12:30 - 3:1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1 - 39819 - 12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2:30 - 3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1 - 39790 - 12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2:00 - 2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1 - 39821 - 12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2:00 - 2:4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1 - 39822 - 12:3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12:30 - 3:1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1 - 33884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4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1 - 39820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1 - 39791 - 12:3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12:30 - 3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2 - 37585 - 9:00 A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9:00 - 11:45 a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2 - 37586 - 9:00 A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9:00 - 11:45 a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2 - 32218 - 9:30 AM (T)</text:p>
          </table:table-cell>
          <table:table-cell table:style-name="ce2" office:value-type="string" calcext:value-type="string">
            <text:p>Tue Dec 6</text:p>
          </table:table-cell>
          <table:table-cell table:style-name="ce2" office:value-type="string" calcext:value-type="string">
            <text:p>9:30 - 12:1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2 - 32217 - 9:30 A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9:30 - 12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63 - 32220 - 12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12:00 - 2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63 - 32219 - 12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12:00 - 2:4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493 - 38968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45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493 - 38969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45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00 - 13871 - 9:30 A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9:30 - 12:1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00 - 39795 - 6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9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2" calcext:value-type="float">
            <text:p>223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01 - 31007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01 - 38838 - 12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12:30 - 3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2" calcext:value-type="float">
            <text:p>223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01 - 23430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3:00 - 5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2" calcext:value-type="float">
            <text:p>223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02 - 23431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4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02 - 39796 - 12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2:00 - 2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02 - 35718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4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02 - 13874 - 12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2:00 - 2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1" calcext:value-type="float">
            <text:p>2201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14 - 27101 - 6:00 PM (M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6:00 - 8:45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31 - 13886 - 6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6:00 - 8:45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33 - 13887 - 6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9:15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40 - 13888 - 3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00 - 5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2" calcext:value-type="float">
            <text:p>223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42 - 37292 - 3:30 PM (R)</text:p>
          </table:table-cell>
          <table:table-cell table:style-name="ce1" office:value-type="string" calcext:value-type="string">
            <text:p>Thu Dec 8</text:p>
          </table:table-cell>
          <table:table-cell table:style-name="ce1" office:value-type="string" calcext:value-type="string">
            <text:p>3:30 - 6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2" calcext:value-type="float">
            <text:p>223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45 - 39966 - 3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3:00 - 5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50 - 13892 - 9:30 A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9:30 - 12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2" calcext:value-type="float">
            <text:p>2232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53 - 23506 - 6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6:00 - 8:45 p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56 - 39799 - 6:30 PM (R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9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36" calcext:value-type="float">
            <text:p>223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60 - 13898 - 3:00 PM (W)</text:p>
          </table:table-cell>
          <table:table-cell table:style-name="ce2" office:value-type="string" calcext:value-type="string">
            <text:p>Wed Dec 7</text:p>
          </table:table-cell>
          <table:table-cell table:style-name="ce2" office:value-type="string" calcext:value-type="string">
            <text:p>3:00 - 5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02" calcext:value-type="float">
            <text:p>220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65 - 39798 - 6:00 PM (W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6:00 - 8:45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06" calcext:value-type="float">
            <text:p>206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66 - 36715 - 6:30 PM (R)</text:p>
          </table:table-cell>
          <table:table-cell table:style-name="ce2" office:value-type="string" calcext:value-type="string">
            <text:p>Thu Dec 8</text:p>
          </table:table-cell>
          <table:table-cell table:style-name="ce2" office:value-type="string" calcext:value-type="string">
            <text:p>6:30 - 9:1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2" calcext:value-type="float">
            <text:p>2232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PP 575 - 35721 - 6:30 PM (T)</text:p>
          </table:table-cell>
          <table:table-cell table:style-name="ce1" office:value-type="string" calcext:value-type="string">
            <text:p>Tue Dec 6</text:p>
          </table:table-cell>
          <table:table-cell table:style-name="ce1" office:value-type="string" calcext:value-type="string">
            <text:p>6:30 - 9:15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PP 594 - 39802 - 12:00 PM (M)</text:p>
          </table:table-cell>
          <table:table-cell table:style-name="ce2" office:value-type="string" calcext:value-type="string">
            <text:p>Mon Dec 5</text:p>
          </table:table-cell>
          <table:table-cell table:style-name="ce2" office:value-type="string" calcext:value-type="string">
            <text:p>12:00 - 2:45 p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6" calcext:value-type="float">
            <text:p>2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S 101 - 38685 - 11:00 AM (T)</text:p>
          </table:table-cell>
          <table:table-cell table:style-name="ce1" office:value-type="string" calcext:value-type="string">
            <text:p>Mon Dec 5</text:p>
          </table:table-cell>
          <table:table-cell table:style-name="ce1" office:value-type="string" calcext:value-type="string">
            <text:p>10:30 - 12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S 130 - 38687 - 10:00 AM (MWF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10:30 - 12:3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S 202 - 38688 - 2:00 PM (T)</text:p>
          </table:table-cell>
          <table:table-cell table:style-name="ce1" office:value-type="string" calcext:value-type="string">
            <text:p>Wed Dec 7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US 301 - 39803 - 12:30 PM (TR)</text:p>
          </table:table-cell>
          <table:table-cell table:style-name="ce2" office:value-type="string" calcext:value-type="string">
            <text:p>Fri Dec 9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AEH</text:p>
          </table:table-cell>
          <table:table-cell table:style-name="ce2" office:value-type="float" office:value="2236" calcext:value-type="float">
            <text:p>2236</text:p>
          </table:table-cell>
          <table:table-cell table:style-name="ce2"/>
          <table:table-cell table:style-name="ce3" table:number-columns-repeated="23"/>
          <table:table-cell table:number-columns-repeated="995"/>
        </table:table-row>
        <table:table-row table:style-name="ro1">
          <table:table-cell table:style-name="ce1" office:value-type="string" calcext:value-type="string">
            <text:p>US 361 - 39805 - 3:30 PM (TR)</text:p>
          </table:table-cell>
          <table:table-cell table:style-name="ce1" office:value-type="string" calcext:value-type="string">
            <text:p>Fri Dec 9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AEH</text:p>
          </table:table-cell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3" table:number-columns-repeated="23"/>
          <table:table-cell table:number-columns-repeated="995"/>
        </table:table-row>
        <table:table-row table:style-name="ro1" table:number-rows-repeated="10466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ll_20_2016Finals" style:display-name="PageStyle_Fall 2016Fin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6-12-05T15:29:58</meta:creation-date>
    <dc:date>2016-12-05T09:34:26.487995326</dc:date>
    <dc:title>Untitled Spreadsheet</dc:title>
    <meta:generator>LibreOffice/5.1.6.2.0$Linux_X86_64 LibreOffice_project/10m0$Build-2</meta:generator>
    <meta:editing-duration>PT2M50S</meta:editing-duration>
    <meta:editing-cycles>1</meta:editing-cycles>
    <meta:document-statistic meta:table-count="1" meta:cell-count="9659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